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580000001F3AD1EC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1" svg:font-family="Symbol" style:font-family-generic="roman" style:font-pitch="variable" style:font-charset="x-symbol"/>
    <style:font-face style:name="StarSymbol" svg:font-family="StarSymbol, 'Arial Unicode MS'"/>
    <style:font-face style:name="Tahoma" svg:font-family="Tahoma"/>
    <style:font-face style:name="Corporate HQ" svg:font-family="'Corporate HQ'" style:font-pitch="variable"/>
    <style:font-face style:name="Direktor" svg:font-family="Direktor"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3" style:family="paragraph" style:parent-style-name="Standard">
      <style:paragraph-properties fo:text-align="start"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 style:family="paragraph" style:parent-style-name="Standard">
      <style:text-properties style:use-window-font-color="true" fo:font-size="10pt" fo:language="en" fo:country="US" officeooo:paragraph-rsid="001369e3" style:font-name-asian="Times New Roman" style:font-size-asian="10pt" style:language-asian="zxx" style:country-asian="none" style:font-name-complex="Times New Roman" style:font-size-complex="10pt" style:language-complex="ar" style:country-complex="SA"/>
    </style:style>
    <style:style style:name="P5" style:family="paragraph" style:parent-style-name="Standard">
      <style:text-properties style:use-window-font-color="true" fo:font-size="10pt" fo:language="en" fo:country="US" style:text-underline-style="solid" style:text-underline-width="auto" style:text-underline-color="font-colo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6" style:family="paragraph" style:parent-style-name="Standard">
      <style:paragraph-properties fo:text-align="center" style:justify-single-word="false"/>
      <style:text-properties style:use-window-font-color="true" fo:font-size="10pt" fo:language="en" fo:country="US" style:text-underline-style="solid" style:text-underline-width="auto" style:text-underline-color="font-colo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7" style:family="paragraph" style:parent-style-name="Standard">
      <style:text-properties style:use-window-font-color="true" fo:font-size="10pt" fo:language="en" fo:country="US" style:text-underline-style="solid" style:text-underline-width="auto" style:text-underline-color="font-color" style:font-name-asian="Times New Roman" style:font-size-asian="10pt" style:language-asian="zxx" style:country-asian="none" style:font-name-complex="Times New Roman" style:font-size-complex="10pt" style:language-complex="ar" style:country-complex="SA"/>
    </style:style>
    <style:style style:name="P8" style:family="paragraph" style:parent-style-name="Standard">
      <style:text-properties style:use-window-font-color="true" fo:font-size="10pt"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P9" style:family="paragraph" style:parent-style-name="Standard">
      <style:paragraph-properties fo:text-align="start" style:justify-single-word="false"/>
      <style:text-properties style:use-window-font-color="true" fo:font-size="10pt"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P10" style:family="paragraph" style:parent-style-name="Standard">
      <style:text-properties style:use-window-font-color="true" fo:font-size="10pt" fo:language="sv" fo:country="SE" style:font-name-asian="Lucida Sans Unicode" style:font-size-asian="10pt" style:language-asian="zxx" style:country-asian="none" style:font-name-complex="Tahoma1" style:font-size-complex="10pt" style:language-complex="zxx" style:country-complex="none"/>
    </style:style>
    <style:style style:name="P11" style:family="paragraph" style:parent-style-name="Standard">
      <style:paragraph-properties fo:text-align="center" style:justify-single-word="false"/>
      <style:text-properties style:use-window-font-color="true" fo:font-size="22pt" fo:language="en" fo:country="US" fo:font-weight="bold" style:font-name-asian="Times New Roman" style:font-size-asian="22pt" style:language-asian="zxx" style:country-asian="none" style:font-weight-asian="bold" style:font-name-complex="Times New Roman" style:font-size-complex="10pt" style:language-complex="ar" style:country-complex="SA"/>
    </style:style>
    <style:style style:name="P12" style:family="paragraph" style:parent-style-name="Standard">
      <style:paragraph-properties fo:text-align="start" style:justify-single-word="false"/>
      <style:text-properties style:use-window-font-color="true" fo:font-size="60pt" fo:language="en" fo:country="US" fo:font-weight="bold" style:font-name-asian="Times New Roman" style:font-size-asian="60pt" style:language-asian="zxx" style:country-asian="none" style:font-weight-asian="bold" style:font-name-complex="Times New Roman" style:font-size-complex="60pt" style:language-complex="ar" style:country-complex="SA"/>
    </style:style>
    <style:style style:name="P13" style:family="paragraph" style:parent-style-name="Standard">
      <style:text-properties style:use-window-font-color="true" fo:font-size="20pt" fo:language="en" fo:country="US" fo:font-weight="bold" style:font-name-asian="Times New Roman" style:font-size-asian="20pt" style:language-asian="zxx" style:country-asian="none" style:font-weight-asian="bold" style:font-name-complex="Times New Roman" style:font-size-complex="10pt" style:language-complex="ar" style:country-complex="SA"/>
    </style:style>
    <style:style style:name="P14" style:family="paragraph" style:parent-style-name="Standard">
      <style:paragraph-properties>
        <style:tab-stops>
          <style:tab-stop style:position="0cm"/>
        </style:tab-stops>
      </style:paragraph-properties>
      <style:text-properties style:use-window-font-color="true" fo:font-size="20pt" fo:language="en" fo:country="US" fo:font-weight="bold" style:font-name-asian="Times New Roman" style:font-size-asian="20pt" style:language-asian="zxx" style:country-asian="none" style:font-weight-asian="bold" style:font-name-complex="Times New Roman" style:font-size-complex="10pt" style:language-complex="ar" style:country-complex="SA"/>
    </style:style>
    <style:style style:name="P15" style:family="paragraph" style:parent-style-name="Standard">
      <style:paragraph-properties fo:text-align="start" style:justify-single-word="false"/>
      <style:text-properties style:use-window-font-color="true" fo:font-size="20pt" fo:language="en" fo:country="US" style:font-name-asian="Times New Roman" style:font-size-asian="20pt" style:language-asian="zxx" style:country-asian="none" style:font-name-complex="Times New Roman" style:font-size-complex="10pt" style:language-complex="ar" style:country-complex="SA"/>
    </style:style>
    <style:style style:name="P16" style:family="paragraph" style:parent-style-name="Standard">
      <style:text-properties style:use-window-font-color="true" fo:font-size="14pt" fo:language="en" fo:country="US" style:font-name-asian="Times New Roman" style:font-size-asian="14pt" style:language-asian="zxx" style:country-asian="none" style:font-name-complex="Times New Roman" style:font-size-complex="10pt" style:language-complex="ar" style:country-complex="SA"/>
    </style:style>
    <style:style style:name="P17" style:family="paragraph" style:parent-style-name="Standard">
      <style:paragraph-properties fo:text-align="start" style:justify-single-word="false"/>
      <style:text-properties style:use-window-font-color="true" fo:font-size="14pt" fo:language="en" fo:country="US" style:font-name-asian="Times New Roman" style:font-size-asian="14pt" style:language-asian="zxx" style:country-asian="none" style:font-name-complex="Times New Roman" style:font-size-complex="10pt" style:language-complex="ar" style:country-complex="SA"/>
    </style:style>
    <style:style style:name="P18" style:family="paragraph" style:parent-style-name="Standard">
      <style:paragraph-properties fo:text-align="start" style:justify-single-word="false">
        <style:tab-stops>
          <style:tab-stop style:position="0cm"/>
        </style:tab-stops>
      </style:paragraph-properties>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19" style:family="paragraph" style:parent-style-name="Standard">
      <style:paragraph-properties fo:text-align="start" style:justify-single-word="false"/>
      <style:text-properties style:use-window-font-color="true" fo:font-size="14pt" fo:language="en" fo:country="US" style:text-underline-style="none" style:font-name-asian="Times New Roman" style:font-size-asian="14pt" style:language-asian="zxx" style:country-asian="none" style:font-name-complex="Times New Roman" style:font-size-complex="14pt" style:language-complex="ar" style:country-complex="SA"/>
    </style:style>
    <style:style style:name="P20" style:family="paragraph" style:parent-style-name="Standard">
      <style:paragraph-properties fo:text-align="center" style:justify-single-word="false"/>
      <style:text-properties style:use-window-font-color="true" fo:font-size="24pt" fo:language="en" fo:country="US" fo:font-weight="bold" officeooo:paragraph-rsid="000f50aa" style:font-name-asian="Times New Roman" style:font-size-asian="21pt" style:language-asian="zxx" style:country-asian="none" style:font-weight-asian="bold" style:font-name-complex="Times New Roman" style:font-size-complex="24pt" style:language-complex="ar" style:country-complex="SA"/>
    </style:style>
    <style:style style:name="P21" style:family="paragraph" style:parent-style-name="Standard">
      <style:paragraph-properties fo:text-align="center" style:justify-single-word="false"/>
      <style:text-properties style:use-window-font-color="true" fo:language="en" fo:country="US" officeooo:paragraph-rsid="000f50aa" style:font-name-asian="Times New Roman" style:language-asian="zxx" style:country-asian="none" style:font-name-complex="Times New Roman" style:font-size-complex="10pt" style:language-complex="ar" style:country-complex="SA"/>
    </style:style>
    <style:style style:name="P22" style:family="paragraph" style:parent-style-name="Standard">
      <style:paragraph-properties fo:text-align="start" style:justify-single-word="false">
        <style:tab-stops>
          <style:tab-stop style:position="0cm"/>
        </style:tab-stops>
      </style:paragraph-properties>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00f50aa"/>
    </style:style>
    <style:style style:name="P25" style:family="paragraph" style:parent-style-name="Standard" style:list-style-name="">
      <style:paragraph-properties>
        <style:tab-stops>
          <style:tab-stop style:position="15.24cm" style:type="right" style:leader-style="dotted" style:leader-text="."/>
          <style:tab-stop style:position="16.999cm" style:type="right" style:leader-style="dotted" style:leader-text="."/>
        </style:tab-stops>
      </style:paragraph-properties>
    </style:style>
    <style:style style:name="P26" style:family="paragraph" style:parent-style-name="Standard">
      <style:paragraph-properties fo:text-align="center" style:justify-single-word="false"/>
      <style:text-properties style:font-name="Direktor" fo:font-size="48pt" style:font-size-asian="48pt" style:font-size-complex="48pt"/>
    </style:style>
    <style:style style:name="P27" style:family="paragraph" style:parent-style-name="Standard">
      <style:paragraph-properties fo:text-align="start" style:justify-single-word="false">
        <style:tab-stops>
          <style:tab-stop style:position="0cm"/>
        </style:tab-stops>
      </style:paragraph-properties>
      <style:text-properties fo:font-size="12pt" officeooo:paragraph-rsid="001369e3" style:font-size-asian="10.5pt" style:font-size-complex="12pt"/>
    </style:style>
    <style:style style:name="P28" style:family="paragraph" style:parent-style-name="Standard">
      <style:paragraph-properties fo:text-align="center" style:justify-single-word="false" fo:break-before="page"/>
      <style:text-properties style:use-window-font-color="true" fo:language="en" fo:country="US" officeooo:paragraph-rsid="000f50aa" style:font-name-asian="Times New Roman" style:language-asian="zxx" style:country-asian="none" style:font-name-complex="Times New Roman" style:font-size-complex="10pt" style:language-complex="ar" style:country-complex="SA"/>
    </style:style>
    <style:style style:name="P29" style:family="paragraph" style:parent-style-name="Standard">
      <style:paragraph-properties fo:break-before="pag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30" style:family="paragraph" style:parent-style-name="Text_20_body">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31" style:family="paragraph" style:parent-style-name="Text_20_body">
      <style:paragraph-properties>
        <style:tab-stops>
          <style:tab-stop style:position="0cm"/>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32" style:family="paragraph" style:parent-style-name="Text_20_body">
      <style:text-properties style:use-window-font-color="true"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3" style:family="paragraph" style:parent-style-name="Text_20_body">
      <style:text-properties style:use-window-font-color="true" fo:font-size="10pt" fo:language="en" fo:country="US"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34" style:family="paragraph" style:parent-style-name="Text_20_body">
      <style:text-properties style:use-window-font-color="true" fo:font-size="10pt" fo:language="sv" fo:country="SE" style:font-name-asian="Times New Roman" style:font-size-asian="10pt" style:language-asian="zxx" style:country-asian="none" style:font-name-complex="Times New Roman" style:font-size-complex="10pt" style:language-complex="ar" style:country-complex="SA"/>
    </style:style>
    <style:style style:name="P35" style:family="paragraph" style:parent-style-name="Text_20_body">
      <style:paragraph-properties>
        <style:tab-stops>
          <style:tab-stop style:position="0cm"/>
        </style:tab-stops>
      </style:paragraph-properties>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6" style:family="paragraph" style:parent-style-name="Text_20_body">
      <style:paragraph-properties>
        <style:tab-stops>
          <style:tab-stop style:position="0cm"/>
        </style:tab-stops>
      </style:paragraph-properties>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7" style:family="paragraph" style:parent-style-name="Text_20_body">
      <style:text-properties style:use-window-font-color="true" fo:font-size="20pt" fo:language="en" fo:country="US" style:font-name-asian="Times New Roman" style:font-size-asian="20pt" style:language-asian="zxx" style:country-asian="none" style:font-name-complex="Times New Roman" style:font-size-complex="10pt" style:language-complex="ar" style:country-complex="SA"/>
    </style:style>
    <style:style style:name="P38" style:family="paragraph" style:parent-style-name="Text_20_body" style:list-style-name="WW8Num2">
      <style:paragraph-properties fo:margin-left="0.635cm" fo:margin-right="0cm" fo:text-indent="-0.635cm" style:auto-text-indent="false">
        <style:tab-stops>
          <style:tab-stop style:position="0.635cm"/>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39" style:family="paragraph" style:parent-style-name="Text_20_body" style:list-style-name="WW8Num3">
      <style:paragraph-properties fo:margin-left="0.635cm" fo:margin-right="0cm" fo:text-indent="-0.635cm" style:auto-text-indent="false">
        <style:tab-stops>
          <style:tab-stop style:position="0.635cm"/>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0" style:family="paragraph" style:parent-style-name="Heading_20_1">
      <style:paragraph-properties fo:text-align="start" style:justify-single-word="false">
        <style:tab-stops>
          <style:tab-stop style:position="0cm"/>
        </style:tab-stops>
      </style:paragraph-properties>
      <style:text-properties style:use-window-font-color="true" fo:font-size="20pt" fo:language="en" fo:country="US" fo:font-weight="bold" style:font-name-asian="Times New Roman" style:font-size-asian="20pt" style:language-asian="zxx" style:country-asian="none" style:font-weight-asian="bold" style:font-name-complex="Times New Roman" style:font-size-complex="10pt" style:language-complex="ar" style:country-complex="SA"/>
    </style:style>
    <style:style style:name="P41" style:family="paragraph" style:parent-style-name="Heading_20_1">
      <style:paragraph-properties>
        <style:tab-stops>
          <style:tab-stop style:position="0cm"/>
        </style:tab-stops>
      </style:paragraph-properties>
      <style:text-properties style:use-window-font-color="true" fo:font-size="20pt" fo:language="en" fo:country="US" fo:font-weight="bold" style:font-name-asian="Times New Roman" style:font-size-asian="20pt" style:language-asian="zxx" style:country-asian="none" style:font-weight-asian="bold" style:font-name-complex="Times New Roman" style:font-size-complex="10pt" style:language-complex="ar" style:country-complex="SA"/>
    </style:style>
    <style:style style:name="P42" style:family="paragraph" style:parent-style-name="Heading_20_1">
      <style:paragraph-properties fo:text-align="start" style:justify-single-word="false">
        <style:tab-stops>
          <style:tab-stop style:position="0cm"/>
        </style:tab-stops>
      </style:paragraph-properties>
      <style:text-properties style:use-window-font-color="true" fo:font-size="48pt" fo:language="en" fo:country="US" fo:font-weight="bold" style:font-name-asian="Times New Roman" style:font-size-asian="48pt" style:language-asian="zxx" style:country-asian="none" style:font-weight-asian="bold" style:font-name-complex="Times New Roman" style:font-size-complex="10pt" style:language-complex="ar" style:country-complex="SA"/>
    </style:style>
    <style:style style:name="P43" style:family="paragraph" style:parent-style-name="Heading_20_1">
      <style:paragraph-properties>
        <style:tab-stops>
          <style:tab-stop style:position="0cm"/>
        </style:tab-stops>
      </style:paragraph-properties>
      <style:text-properties style:use-window-font-color="true" fo:font-size="48pt" fo:language="en" fo:country="US" fo:font-weight="bold" style:font-name-asian="Times New Roman" style:font-size-asian="48pt" style:language-asian="zxx" style:country-asian="none" style:font-weight-asian="bold" style:font-name-complex="Times New Roman" style:font-size-complex="10pt" style:language-complex="ar" style:country-complex="SA"/>
    </style:style>
    <style:style style:name="P44" style:family="paragraph" style:parent-style-name="Heading_20_1">
      <style:paragraph-properties fo:text-align="start" style:justify-single-word="false">
        <style:tab-stops>
          <style:tab-stop style:position="0cm"/>
        </style:tab-stops>
      </style:paragraph-properties>
      <style:text-properties style:use-window-font-color="true" fo:font-size="24pt" fo:language="en" fo:country="US" fo:font-weight="bold" style:font-name-asian="Times New Roman" style:font-size-asian="24pt" style:language-asian="zxx" style:country-asian="none" style:font-weight-asian="bold" style:font-name-complex="Times New Roman" style:font-size-complex="24pt" style:language-complex="ar" style:country-complex="SA"/>
    </style:style>
    <style:style style:name="P45" style:family="paragraph" style:parent-style-name="Heading_20_1">
      <style:paragraph-properties fo:text-align="start" style:justify-single-word="false"/>
      <style:text-properties fo:font-size="24pt" style:font-size-asian="24pt" style:font-size-complex="24pt"/>
    </style:style>
    <style:style style:name="P46" style:family="paragraph" style:parent-style-name="Heading_20_2">
      <style:paragraph-properties fo:text-align="start" style:justify-single-word="false">
        <style:tab-stops>
          <style:tab-stop style:position="0cm"/>
        </style:tab-stops>
      </style:paragraph-properties>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47" style:family="paragraph" style:parent-style-name="Heading_20_2">
      <style:paragraph-properties fo:text-align="start" style:justify-single-word="false"/>
      <style:text-properties fo:font-size="14pt" style:font-size-asian="14pt" style:font-size-complex="14pt"/>
    </style:style>
    <style:style style:name="P48" style:family="paragraph" style:parent-style-name="Heading_20_3">
      <style:paragraph-properties fo:text-align="start" style:justify-single-word="false">
        <style:tab-stops>
          <style:tab-stop style:position="0cm"/>
        </style:tab-stops>
      </style:paragraph-properties>
      <style:text-properties style:use-window-font-color="true" fo:font-size="10pt" fo:language="en" fo:country="US" style:text-underline-style="non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49" style:family="paragraph" style:parent-style-name="Heading_20_3">
      <style:paragraph-properties fo:text-align="start" style:justify-single-word="false">
        <style:tab-stops>
          <style:tab-stop style:position="0cm"/>
        </style:tab-stops>
      </style:paragraph-properties>
      <style:text-properties style:use-window-font-color="true" fo:font-size="10pt" fo:language="en" fo:country="US" style:text-underline-style="non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50" style:family="paragraph" style:parent-style-name="Heading_20_3">
      <style:paragraph-properties fo:text-align="start" style:justify-single-word="false">
        <style:tab-stops>
          <style:tab-stop style:position="0cm"/>
        </style:tab-stops>
      </style:paragraph-properties>
      <style:text-properties style:use-window-font-color="true" fo:font-size="10pt" fo:language="en" fo:country="US" style:text-underline-style="none" fo:font-weight="normal" style:font-name-asian="Times New Roman" style:font-size-asian="10pt" style:language-asian="zxx" style:country-asian="none" style:font-weight-asian="normal" style:font-name-complex="Times New Roman" style:font-size-complex="10pt" style:language-complex="ar" style:country-complex="SA"/>
    </style:style>
    <style:style style:name="P51" style:family="paragraph" style:parent-style-name="Heading_20_3">
      <style:paragraph-properties fo:text-align="start" style:justify-single-word="false">
        <style:tab-stops>
          <style:tab-stop style:position="0cm"/>
        </style:tab-stops>
      </style:paragraph-properties>
      <style:text-properties style:use-window-font-color="true" fo:font-size="10pt" fo:language="en" fo:country="US" style:text-underline-style="solid" style:text-underline-width="auto" style:text-underline-color="font-colo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52" style:family="paragraph" style:parent-style-name="Heading_20_3">
      <style:paragraph-properties fo:text-align="start" style:justify-single-word="false">
        <style:tab-stops>
          <style:tab-stop style:position="0cm"/>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53" style:family="paragraph" style:parent-style-name="Heading_20_3">
      <style:paragraph-properties fo:text-align="start" style:justify-single-word="false">
        <style:tab-stops>
          <style:tab-stop style:position="0cm"/>
        </style:tab-stops>
      </style:paragraph-properties>
      <style:text-properties style:use-window-font-color="true" fo:font-size="14pt" fo:language="en" fo:country="US"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54" style:family="paragraph" style:parent-style-name="Heading_20_3">
      <style:paragraph-properties fo:text-align="start" style:justify-single-word="false">
        <style:tab-stops>
          <style:tab-stop style:position="0cm"/>
        </style:tab-stops>
      </style:paragraph-properties>
      <style:text-properties style:use-window-font-color="true" fo:font-size="14pt" fo:language="en" fo:country="US"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55" style:family="paragraph" style:parent-style-name="Header">
      <style:paragraph-properties fo:text-align="center" style:justify-single-word="false"/>
      <style:text-properties fo:color="#80808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56" style:family="paragraph" style:parent-style-name="Contents_20_1">
      <style:paragraph-properties>
        <style:tab-stops>
          <style:tab-stop style:position="15.24cm" style:type="right" style:leader-style="solid" style:leader-text="_"/>
        </style:tab-stops>
      </style:paragraph-properties>
    </style:style>
    <style:style style:name="P57" style:family="paragraph" style:parent-style-name="Contents_20_2">
      <style:paragraph-properties>
        <style:tab-stops>
          <style:tab-stop style:position="15.24cm" style:type="right" style:leader-style="solid" style:leader-text="_"/>
        </style:tab-stops>
      </style:paragraph-properties>
    </style:style>
    <style:style style:name="P58" style:family="paragraph" style:parent-style-name="Contents_20_3">
      <style:paragraph-properties>
        <style:tab-stops>
          <style:tab-stop style:position="15.24cm" style:type="right" style:leader-style="solid" style:leader-text="_"/>
        </style:tab-stops>
      </style:paragraph-properties>
    </style:style>
    <style:style style:name="P59" style:family="paragraph" style:parent-style-name="Footnot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60" style:family="paragraph" style:parent-style-name="Footnote">
      <style:paragraph-properties fo:break-before="pag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61" style:family="paragraph" style:parent-style-name="Footer">
      <style:paragraph-properties fo:text-align="center" style:justify-single-word="false"/>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6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 style:family="text">
      <style:text-properties fo:font-size="10pt" style:font-size-asian="10pt"/>
    </style:style>
    <style:style style:name="T2" style:family="text">
      <style:text-properties fo:font-size="20pt" style:font-size-asian="20pt"/>
    </style:style>
    <style:style style:name="T3" style:family="text">
      <style:text-properties fo:color="#0000ff"/>
    </style:style>
    <style:style style:name="T4" style:family="text">
      <style:text-properties style:use-window-font-color="true"/>
    </style:style>
    <style:style style:name="T5" style:family="text">
      <style:text-properties style:use-window-font-color="true" style:font-name="Direktor" fo:font-size="22pt" fo:language="en" fo:country="US" fo:font-weight="bold" officeooo:rsid="000f50aa" style:font-name-asian="Times New Roman" style:font-size-asian="22pt" style:language-asian="zxx" style:country-asian="none" style:font-weight-asian="bold" style:font-name-complex="Times New Roman" style:font-size-complex="10pt" style:language-complex="ar" style:country-complex="SA"/>
    </style:style>
    <style:style style:name="T6" style:family="text">
      <style:text-properties style:use-window-font-color="true" style:font-name="Corporate HQ" fo:font-size="60pt" fo:language="en" fo:country="US" fo:font-weight="bold" officeooo:rsid="000f50aa" style:font-name-asian="Times New Roman" style:font-size-asian="60pt" style:language-asian="zxx" style:country-asian="none" style:font-weight-asian="bold" style:font-name-complex="Comic Sans MS" style:font-size-complex="60pt" style:language-complex="ar" style:country-complex="SA"/>
    </style:style>
    <style:style style:name="T7" style:family="text">
      <style:text-properties style:use-window-font-color="true" fo:font-size="20pt" fo:language="en" fo:country="US" fo:font-weight="bold" style:font-name-asian="Times New Roman" style:font-size-asian="20pt" style:language-asian="zxx" style:country-asian="none" style:font-weight-asian="bold" style:font-name-complex="Times New Roman" style:font-size-complex="10pt" style:language-complex="ar" style:country-complex="SA"/>
    </style:style>
    <style:style style:name="T8" style:family="text">
      <style:text-properties style:use-window-font-color="true" fo:language="en" fo:country="US" fo:font-weight="bold" officeooo:rsid="001369e3" style:font-name-asian="Times New Roman" style:language-asian="zxx" style:country-asian="none" style:font-weight-asian="bold" style:font-name-complex="Times New Roman" style:language-complex="ar" style:country-complex="SA"/>
    </style:style>
    <style:style style:name="T9" style:family="text">
      <style:text-properties style:use-window-font-color="true" fo:font-size="10pt" fo:language="en" fo:country="US" style:text-underline-style="non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T10" style:family="text">
      <style:text-properties officeooo:rsid="000f50aa"/>
    </style:style>
    <style:style style:name="T11" style:family="text">
      <style:text-properties officeooo:rsid="001369e3"/>
    </style:style>
    <style:style style:name="T12" style:family="text">
      <style:text-properties style:text-underline-style="none" fo:font-weight="bold" style:font-weight-asian="bold"/>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number:date-style style:name="N107">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1" svg:x="0.94cm" svg:y="4.089cm" svg:width="3.507cm" svg:height="3.112cm" draw:z-index="0">
        <draw:image xlink:href="https://encrypted-tbn3.gstatic.com/images?q=tbn:ANd9GcQF9VsBuxfOSBBjSS5Yc4167FkK_HIZtXf9SfxZyMty8ydHXHvNDw" xlink:type="simple" xlink:show="embed" xlink:actuate="onLoad"/>
      </draw:frame>
      <text:p text:style-name="P1"><text:s/></text:p>
      <text:p text:style-name="P23"><text:bookmark-start text:name="__RefHeading__1_1009471086"/><text:span text:style-name="T5">gamestudio</text:span><text:bookmark-end text:name="__RefHeading__1_1009471086"/></text:p>
      <text:p text:style-name="P24"><text:span text:style-name="T6">Gamestudio</text:span></text:p>
      <text:p text:style-name="P12"/>
      <text:p text:style-name="P11"/>
      <text:p text:style-name="P20"><text:span text:style-name="T10">Design Document</text:span></text:p>
      <text:p text:style-name="Standard"/>
      <text:p text:style-name="Standard"/>
      <text:p text:style-name="P26"><text:bookmark-start text:name="__RefHeading__3_1009471086"/><text:span text:style-name="T10">yeti</text:span><text:bookmark-end text:name="__RefHeading__3_1009471086"/></text:p>
      <text:p text:style-name="P2">The Mountain guardian</text:p>
      <text:p text:style-name="Standard"/>
      <text:p text:style-name="P6">The most bisarr<text:span text:style-name="T11">e</text:span> love story ever</text:p>
      <text:p text:style-name="P5"/>
      <text:p text:style-name="P5"/>
      <text:p text:style-name="P2">“<text:span text:style-name="T11">This is suppose to be funny</text:span>” ™</text:p>
      <text:p text:style-name="Standard"/>
      <text:p text:style-name="P7"/>
      <text:p text:style-name="Standard"/>
      <text:p text:style-name="Standard"/>
      <text:p text:style-name="Standard"/>
      <text:p text:style-name="Standard"/>
      <text:p text:style-name="Standard"/>
      <text:p text:style-name="Standard"/>
      <text:p text:style-name="P2">All work Copyright ©2006 by <text:span text:style-name="T10">Gamestudio</text:span></text:p>
      <text:p text:style-name="Standard"/>
      <text:p text:style-name="P2">Written by Rickard Skeppström</text:p>
      <text:p text:style-name="Standard"/>
      <text:p text:style-name="P2">Version # 1.00</text:p>
      <text:p text:style-name="Standard"/>
      <text:p text:style-name="P28"><text:span text:style-name="T1"><text:date style:data-style-name="N107" text:date-value="2012-12-22T06:01:08.42">Saturday, December 22, 2012</text:date></text:span></text:p>
      <text:p text:style-name="P21"><text:span text:style-name="T2">Table of Contents</text:span></text:p>
      <text:p text:style-name="P13"/>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5.24cm" style:leader-char="_"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5.24cm" style:leader-char="_"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5.24cm" style:leader-char="_"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3">
            <text:index-source-style text:style-name="Heading_20_3"/>
            <text:index-source-style text:style-name="Heading_20_3"/>
          </text:index-source-styles>
          <text:index-source-styles text:outline-level="7">
            <text:index-source-style text:style-name="Heading_20_7"/>
            <text:index-source-style text:style-name="Heading_20_7"/>
          </text:index-source-styles>
        </text:table-of-content-source>
        <text:index-body>
          <text:p text:style-name="P56"><text:a xlink:type="simple" xlink:href="#__RefHeading__5_1009471086" text:style-name="Index_20_Link" text:visited-style-name="Index_20_Link">Design History<text:tab/>4</text:a></text:p>
          <text:p text:style-name="P56"><text:a xlink:type="simple" xlink:href="#__RefHeading__7_1009471086" text:style-name="Index_20_Link" text:visited-style-name="Index_20_Link">Game Overview<text:tab/>5</text:a></text:p>
          <text:p text:style-name="P57"><text:a xlink:type="simple" xlink:href="#__RefHeading__9_1009471086" text:style-name="Index_20_Link" text:visited-style-name="Index_20_Link">Philosophy<text:tab/>5</text:a></text:p>
          <text:p text:style-name="P58"><text:a xlink:type="simple" xlink:href="#__RefHeading__11_1009471086" text:style-name="Index_20_Link" text:visited-style-name="Index_20_Link">Making it appealing to a wider audience<text:tab/>5</text:a></text:p>
          <text:p text:style-name="P58"><text:a xlink:type="simple" xlink:href="#__RefHeading__13_1009471086" text:style-name="Index_20_Link" text:visited-style-name="Index_20_Link">Improve probability of higher sales<text:tab/>5</text:a></text:p>
          <text:p text:style-name="P58"><text:a xlink:type="simple" xlink:href="#__RefHeading__15_1009471086" text:style-name="Index_20_Link" text:visited-style-name="Index_20_Link">Replayability<text:tab/>5</text:a></text:p>
          <text:p text:style-name="P57"><text:a xlink:type="simple" xlink:href="#__RefHeading__17_1009471086" text:style-name="Index_20_Link" text:visited-style-name="Index_20_Link">Common Questions<text:tab/>5</text:a></text:p>
          <text:p text:style-name="P58"><text:a xlink:type="simple" xlink:href="#__RefHeading__19_1009471086" text:style-name="Index_20_Link" text:visited-style-name="Index_20_Link">What is the game?<text:tab/>5</text:a></text:p>
          <text:p text:style-name="P58"><text:a xlink:type="simple" xlink:href="#__RefHeading__21_1009471086" text:style-name="Index_20_Link" text:visited-style-name="Index_20_Link">Why create this game?<text:tab/>5</text:a></text:p>
          <text:p text:style-name="P58"><text:a xlink:type="simple" xlink:href="#__RefHeading__23_1009471086" text:style-name="Index_20_Link" text:visited-style-name="Index_20_Link">Where does the game take place?<text:tab/>5</text:a></text:p>
          <text:p text:style-name="P58"><text:a xlink:type="simple" xlink:href="#__RefHeading__25_1009471086" text:style-name="Index_20_Link" text:visited-style-name="Index_20_Link">What do I control?<text:tab/>5</text:a></text:p>
          <text:p text:style-name="P58"><text:a xlink:type="simple" xlink:href="#__RefHeading__27_1009471086" text:style-name="Index_20_Link" text:visited-style-name="Index_20_Link">How many characters do I control?<text:tab/>5</text:a></text:p>
          <text:p text:style-name="P58"><text:a xlink:type="simple" xlink:href="#__RefHeading__29_1009471086" text:style-name="Index_20_Link" text:visited-style-name="Index_20_Link">What is the main focus?<text:tab/>5</text:a></text:p>
          <text:p text:style-name="P58"><text:a xlink:type="simple" xlink:href="#__RefHeading__31_1009471086" text:style-name="Index_20_Link" text:visited-style-name="Index_20_Link">What’s different?<text:tab/>6</text:a></text:p>
          <text:p text:style-name="P56"><text:a xlink:type="simple" xlink:href="#__RefHeading__33_1009471086" text:style-name="Index_20_Link" text:visited-style-name="Index_20_Link">Feature Set<text:tab/>7</text:a></text:p>
          <text:p text:style-name="P57"><text:a xlink:type="simple" xlink:href="#__RefHeading__35_1009471086" text:style-name="Index_20_Link" text:visited-style-name="Index_20_Link">General Features<text:tab/>7</text:a></text:p>
          <text:p text:style-name="P56"><text:a xlink:type="simple" xlink:href="#__RefHeading__37_1009471086" text:style-name="Index_20_Link" text:visited-style-name="Index_20_Link">The Game World<text:tab/>8</text:a></text:p>
          <text:p text:style-name="P57"><text:a xlink:type="simple" xlink:href="#__RefHeading__39_1009471086" text:style-name="Index_20_Link" text:visited-style-name="Index_20_Link">Overview<text:tab/>8</text:a></text:p>
          <text:p text:style-name="P57"><text:a xlink:type="simple" xlink:href="#__RefHeading__41_1009471086" text:style-name="Index_20_Link" text:visited-style-name="Index_20_Link">Mountains<text:tab/>8</text:a></text:p>
          <text:p text:style-name="P57"><text:a xlink:type="simple" xlink:href="#__RefHeading__43_1009471086" text:style-name="Index_20_Link" text:visited-style-name="Index_20_Link">Caves<text:tab/>8</text:a></text:p>
          <text:p text:style-name="P57"><text:a xlink:type="simple" xlink:href="#__RefHeading__45_1009471086" text:style-name="Index_20_Link" text:visited-style-name="Index_20_Link">Lowland<text:tab/>8</text:a></text:p>
          <text:p text:style-name="P57"><text:a xlink:type="simple" xlink:href="#__RefHeading__47_1009471086" text:style-name="Index_20_Link" text:visited-style-name="Index_20_Link">Settlement<text:tab/>8</text:a></text:p>
          <text:p text:style-name="P58"><text:a xlink:type="simple" xlink:href="#__RefHeading__49_1009471086" text:style-name="Index_20_Link" text:visited-style-name="Index_20_Link">Travel<text:tab/>8</text:a></text:p>
          <text:p text:style-name="P58"><text:a xlink:type="simple" xlink:href="#__RefHeading__51_1009471086" text:style-name="Index_20_Link" text:visited-style-name="Index_20_Link">Scale<text:tab/>8</text:a></text:p>
          <text:p text:style-name="P58"><text:a xlink:type="simple" xlink:href="#__RefHeading__53_1009471086" text:style-name="Index_20_Link" text:visited-style-name="Index_20_Link">Objects<text:tab/>8</text:a></text:p>
          <text:p text:style-name="P58"><text:a xlink:type="simple" xlink:href="#__RefHeading__55_1009471086" text:style-name="Index_20_Link" text:visited-style-name="Index_20_Link">Day and Night<text:tab/>9</text:a></text:p>
          <text:p text:style-name="P58"><text:a xlink:type="simple" xlink:href="#__RefHeading__57_1009471086" text:style-name="Index_20_Link" text:visited-style-name="Index_20_Link">Time<text:tab/>9</text:a></text:p>
          <text:p text:style-name="P57"><text:a xlink:type="simple" xlink:href="#__RefHeading__59_1009471086" text:style-name="Index_20_Link" text:visited-style-name="Index_20_Link">Rendering System<text:tab/>9</text:a></text:p>
          <text:p text:style-name="P58"><text:a xlink:type="simple" xlink:href="#__RefHeading__61_1009471086" text:style-name="Index_20_Link" text:visited-style-name="Index_20_Link">Overview<text:tab/>9</text:a></text:p>
          <text:p text:style-name="P58"><text:a xlink:type="simple" xlink:href="#__RefHeading__63_1009471086" text:style-name="Index_20_Link" text:visited-style-name="Index_20_Link">2D/3D Rendering<text:tab/>9</text:a></text:p>
          <text:p text:style-name="P57"><text:a xlink:type="simple" xlink:href="#__RefHeading__65_1009471086" text:style-name="Index_20_Link" text:visited-style-name="Index_20_Link">Camera<text:tab/>9</text:a></text:p>
          <text:p text:style-name="P58"><text:a xlink:type="simple" xlink:href="#__RefHeading__67_1009471086" text:style-name="Index_20_Link" text:visited-style-name="Index_20_Link">Overview<text:tab/>9</text:a></text:p>
          <text:p text:style-name="P58"><text:a xlink:type="simple" xlink:href="#__RefHeading__69_1009471086" text:style-name="Index_20_Link" text:visited-style-name="Index_20_Link">Static camera<text:tab/>9</text:a></text:p>
          <text:p text:style-name="P57"><text:a xlink:type="simple" xlink:href="#__RefHeading__71_1009471086" text:style-name="Index_20_Link" text:visited-style-name="Index_20_Link">Game Engine<text:tab/>10</text:a></text:p>
          <text:p text:style-name="P58"><text:a xlink:type="simple" xlink:href="#__RefHeading__73_1009471086" text:style-name="Index_20_Link" text:visited-style-name="Index_20_Link">Overview<text:tab/>10</text:a></text:p>
          <text:p text:style-name="P58"><text:a xlink:type="simple" xlink:href="#__RefHeading__75_1009471086" text:style-name="Index_20_Link" text:visited-style-name="Index_20_Link">Timing<text:tab/>10</text:a></text:p>
          <text:p text:style-name="P58"><text:a xlink:type="simple" xlink:href="#__RefHeading__77_1009471086" text:style-name="Index_20_Link" text:visited-style-name="Index_20_Link">Overview<text:tab/>10</text:a></text:p>
          <text:p text:style-name="P58"><text:a xlink:type="simple" xlink:href="#__RefHeading__79_1009471086" text:style-name="Index_20_Link" text:visited-style-name="Index_20_Link">Global 2D light<text:tab/>10</text:a></text:p>
          <text:p text:style-name="P56"><text:a xlink:type="simple" xlink:href="#__RefHeading__81_1009471086" text:style-name="Index_20_Link" text:visited-style-name="Index_20_Link">Game Characters<text:tab/>11</text:a></text:p>
          <text:p text:style-name="P57"><text:a xlink:type="simple" xlink:href="#__RefHeading__83_1009471086" text:style-name="Index_20_Link" text:visited-style-name="Index_20_Link">Overview<text:tab/>11</text:a></text:p>
          <text:p text:style-name="P57"><text:a xlink:type="simple" xlink:href="#__RefHeading__85_1009471086" text:style-name="Index_20_Link" text:visited-style-name="Index_20_Link">Creating a Character<text:tab/>11</text:a></text:p>
          <text:p text:style-name="P57"><text:a xlink:type="simple" xlink:href="#__RefHeading__87_1009471086" text:style-name="Index_20_Link" text:visited-style-name="Index_20_Link">Enemies and Monsters<text:tab/>11</text:a></text:p>
          <text:p text:style-name="P56"><text:a xlink:type="simple" xlink:href="#__RefHeading__89_1009471086" text:style-name="Index_20_Link" text:visited-style-name="Index_20_Link">User Interface<text:tab/>13</text:a></text:p>
          <text:p text:style-name="P57"><text:a xlink:type="simple" xlink:href="#__RefHeading__91_1009471086" text:style-name="Index_20_Link" text:visited-style-name="Index_20_Link">Overview<text:tab/>13</text:a></text:p>
          <text:p text:style-name="P57"><text:soft-page-break/><text:a xlink:type="simple" xlink:href="#__RefHeading__93_1009471086" text:style-name="Index_20_Link" text:visited-style-name="Index_20_Link">User Interface Detail #1<text:tab/>13</text:a></text:p>
          <text:p text:style-name="P57"><text:a xlink:type="simple" xlink:href="#__RefHeading__95_1009471086" text:style-name="Index_20_Link" text:visited-style-name="Index_20_Link">User Interface Detail #2<text:tab/>13</text:a></text:p>
          <text:p text:style-name="P56"><text:a xlink:type="simple" xlink:href="#__RefHeading__97_1009471086" text:style-name="Index_20_Link" text:visited-style-name="Index_20_Link">Weapons<text:tab/>14</text:a></text:p>
          <text:p text:style-name="P57"><text:a xlink:type="simple" xlink:href="#__RefHeading__99_1009471086" text:style-name="Index_20_Link" text:visited-style-name="Index_20_Link">Overview<text:tab/>14</text:a></text:p>
          <text:p text:style-name="P57"><text:a xlink:type="simple" xlink:href="#__RefHeading__101_1009471086" text:style-name="Index_20_Link" text:visited-style-name="Index_20_Link">Weapons Details #1<text:tab/>14</text:a></text:p>
          <text:p text:style-name="P57"><text:a xlink:type="simple" xlink:href="#__RefHeading__103_1009471086" text:style-name="Index_20_Link" text:visited-style-name="Index_20_Link">Weapons Details #2<text:tab/>14</text:a></text:p>
          <text:p text:style-name="P56"><text:a xlink:type="simple" xlink:href="#__RefHeading__105_1009471086" text:style-name="Index_20_Link" text:visited-style-name="Index_20_Link">Musical Scores and Sound Effects<text:tab/>15</text:a></text:p>
          <text:p text:style-name="P57"><text:a xlink:type="simple" xlink:href="#__RefHeading__107_1009471086" text:style-name="Index_20_Link" text:visited-style-name="Index_20_Link">Overview<text:tab/>15</text:a></text:p>
          <text:p text:style-name="P57"><text:a xlink:type="simple" xlink:href="#__RefHeading__109_1009471086" text:style-name="Index_20_Link" text:visited-style-name="Index_20_Link">Sound Design<text:tab/>15</text:a></text:p>
          <text:p text:style-name="P56"><text:a xlink:type="simple" xlink:href="#__RefHeading__111_1009471086" text:style-name="Index_20_Link" text:visited-style-name="Index_20_Link">Single-Player Game<text:tab/>16</text:a></text:p>
          <text:p text:style-name="P57"><text:a xlink:type="simple" xlink:href="#__RefHeading__113_1009471086" text:style-name="Index_20_Link" text:visited-style-name="Index_20_Link">Overview<text:tab/>16</text:a></text:p>
          <text:p text:style-name="P57"><text:a xlink:type="simple" xlink:href="#__RefHeading__115_1009471086" text:style-name="Index_20_Link" text:visited-style-name="Index_20_Link">Snowy Mountains<text:tab/>16</text:a></text:p>
          <text:p text:style-name="P57"><text:a xlink:type="simple" xlink:href="#__RefHeading__117_1009471086" text:style-name="Index_20_Link" text:visited-style-name="Index_20_Link">Story<text:tab/>16</text:a></text:p>
          <text:p text:style-name="P57"><text:a xlink:type="simple" xlink:href="#__RefHeading__119_1009471086" text:style-name="Index_20_Link" text:visited-style-name="Index_20_Link">Hours of Gameplay<text:tab/>16</text:a></text:p>
          <text:p text:style-name="P57"><text:a xlink:type="simple" xlink:href="#__RefHeading__121_1009471086" text:style-name="Index_20_Link" text:visited-style-name="Index_20_Link">Victory Conditions<text:tab/>17</text:a></text:p>
          <text:p text:style-name="P56"><text:a xlink:type="simple" xlink:href="#__RefHeading__123_1009471086" text:style-name="Index_20_Link" text:visited-style-name="Index_20_Link">Character Rendering<text:tab/>18</text:a></text:p>
          <text:p text:style-name="P57"><text:a xlink:type="simple" xlink:href="#__RefHeading__125_1009471086" text:style-name="Index_20_Link" text:visited-style-name="Index_20_Link">Overview<text:tab/>18</text:a></text:p>
          <text:p text:style-name="P57"><text:a xlink:type="simple" xlink:href="#__RefHeading__127_1009471086" text:style-name="Index_20_Link" text:visited-style-name="Index_20_Link">Yeti Rendering Detail<text:tab/>18</text:a></text:p>
          <text:p text:style-name="P57"><text:a xlink:type="simple" xlink:href="#__RefHeading__129_1009471086" text:style-name="Index_20_Link" text:visited-style-name="Index_20_Link">Yeti Dwarf Detail<text:tab/>18</text:a></text:p>
          <text:p text:style-name="P56"><text:a xlink:type="simple" xlink:href="#__RefHeading__131_1009471086" text:style-name="Index_20_Link" text:visited-style-name="Index_20_Link">Extra Miscellaneous Stuff<text:tab/>19</text:a></text:p>
          <text:p text:style-name="P57"><text:a xlink:type="simple" xlink:href="#__RefHeading__133_1009471086" text:style-name="Index_20_Link" text:visited-style-name="Index_20_Link">Overview<text:tab/>19</text:a></text:p>
          <text:p text:style-name="P57"><text:a xlink:type="simple" xlink:href="#__RefHeading__135_1009471086" text:style-name="Index_20_Link" text:visited-style-name="Index_20_Link">Things implemented if time left<text:tab/>19</text:a></text:p>
          <text:p text:style-name="P58"><text:a xlink:type="simple" xlink:href="#__RefHeading__137_1009471086" text:style-name="Index_20_Link" text:visited-style-name="Index_20_Link">Weather<text:tab/>19</text:a></text:p>
          <text:p text:style-name="P58"><text:a xlink:type="simple" xlink:href="#__RefHeading__139_1009471086" text:style-name="Index_20_Link" text:visited-style-name="Index_20_Link">Alternate ending<text:tab/>19</text:a></text:p>
          <text:p text:style-name="P56"><text:a xlink:type="simple" xlink:href="#__RefHeading__141_1009471086" text:style-name="Index_20_Link" text:visited-style-name="Index_20_Link"><text:s/>“Objects Appendix”<text:tab/>20</text:a></text:p>
          <text:p text:style-name="P56"><text:a xlink:type="simple" xlink:href="#__RefHeading__143_1009471086" text:style-name="Index_20_Link" text:visited-style-name="Index_20_Link">“Dialog Appendix”<text:tab/>21</text:a></text:p>
          <text:p text:style-name="P56"><text:a xlink:type="simple" xlink:href="#__RefHeading__145_1009471086" text:style-name="Index_20_Link" text:visited-style-name="Index_20_Link"><text:s/>“Story Appendix”<text:tab/>22</text:a></text:p>
        </text:index-body>
      </text:table-of-content>
      <text:section text:style-name="Sect2" text:name="Section2">
        <text:p text:style-name="P25"/>
        <text:p text:style-name="P29"/>
        <text:h text:style-name="P44" text:outline-level="1"><text:bookmark-start text:name="__RefHeading__5_1009471086"/>Design History<text:bookmark-end text:name="__RefHeading__5_1009471086"/></text:h>
        <text:p text:style-name="P22"><text:span text:style-name="T7"/></text:p>
        <text:p text:style-name="P27"><text:span text:style-name="T8"/></text:p>
        <text:p text:style-name="P4"><text:span text:style-name="T11">None as of ye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P44" text:outline-level="1"><text:bookmark-start text:name="__RefHeading__7_1009471086"/>Game Overview<text:bookmark-end text:name="__RefHeading__7_1009471086"/></text:h>
        <text:p text:style-name="P1"/>
        <text:h text:style-name="P46" text:outline-level="2"><text:bookmark-start text:name="__RefHeading__9_1009471086"/>Philosophy<text:bookmark-end text:name="__RefHeading__9_1009471086"/></text:h>
        <text:p text:style-name="P1"/>
        <text:h text:style-name="P48" text:outline-level="3"><text:bookmark-start text:name="__RefHeading__11_1009471086"/>Making it appealing to a wider audience<text:bookmark-end text:name="__RefHeading__11_1009471086"/></text:h>
        <text:p text:style-name="P1"/>
        <text:p text:style-name="P59">The game is a game that should be able to capture audience both among the children but also from the grownups with its complex love story but also quite simple interface and cute graphics. That which might also be a great factor to increase it popularity among <text:span text:style-name="T11">female</text:span> gamers. </text:p>
        <text:p text:style-name="P59"/>
        <text:h text:style-name="P48" text:outline-level="3"><text:bookmark-start text:name="__RefHeading__13_1009471086"/>Improve probability of higher sales<text:bookmark-end text:name="__RefHeading__13_1009471086"/></text:h>
        <text:p text:style-name="P22"><text:span text:style-name="T9"/></text:p>
        <text:p text:style-name="P30">One small but from a sales point quite smart think is the implementation of gender choice at the beginnning of the game. I might not have great impact but probably if you are a girl you would like the play the game with a love story based on girl look<text:span text:style-name="T11">ing</text:span> for <text:span text:style-name="T11">your male counterpart or what ever.</text:span></text:p>
        <text:p text:style-name="P9"/>
        <text:h text:style-name="P48" text:outline-level="3"><text:bookmark-start text:name="__RefHeading__15_1009471086"/>Replayability<text:bookmark-end text:name="__RefHeading__15_1009471086"/></text:h>
        <text:p text:style-name="P22"><text:span text:style-name="T9"/></text:p>
        <text:p text:style-name="P59">As a side scroller might not have t<text:span text:style-name="T11">he </text:span>option to give the player much in the ways of graphical experience, I have concentrated on the making of <text:span text:style-name="T11">an intriguing</text:span> story.</text:p>
        <text:p text:style-name="P59"/>
        <text:h text:style-name="P46" text:outline-level="2"><text:bookmark-start text:name="__RefHeading__17_1009471086"/>Common Questions<text:bookmark-end text:name="__RefHeading__17_1009471086"/></text:h>
        <text:p text:style-name="P1"/>
        <text:h text:style-name="P48" text:outline-level="3"><text:bookmark-start text:name="__RefHeading__19_1009471086"/>What is the game?<text:bookmark-end text:name="__RefHeading__19_1009471086"/></text:h>
        <text:p text:style-name="P1"/>
        <text:p text:style-name="P1">The game is a <text:s/>side scrolling shooter where the story is about a Yeti that have lost its loved one <text:span text:style-name="T11">to a bunch of hillbillys and is set out to rescue him/her</text:span>.</text:p>
        <text:p text:style-name="P1"/>
        <text:h text:style-name="P52" text:outline-level="3"><text:bookmark-start text:name="__RefHeading__21_1009471086"/><text:span text:style-name="T12">Why create this game?</text:span><text:bookmark-end text:name="__RefHeading__21_1009471086"/></text:h>
        <text:p text:style-name="P1"/>
        <text:p text:style-name="P4"><text:span text:style-name="T11">Because a sidescrollers of this type have never been done before and because its fun to create games.</text:span></text:p>
        <text:p text:style-name="P1"/>
        <text:p text:style-name="P1"/>
        <text:h text:style-name="P48" text:outline-level="3"><text:bookmark-start text:name="__RefHeading__23_1009471086"/>Where does the game take place?<text:bookmark-end text:name="__RefHeading__23_1009471086"/></text:h>
        <text:p text:style-name="P1"/>
        <text:p text:style-name="P1"><text:span text:style-name="T11">We all know that Yetis live in Russia and such this game takes place somewhere cold up north in Russia</text:span>. <text:span text:style-name="T11">Siberia perhaps? Well lets leave this up to the imaginattion of the gamer.</text:span></text:p>
        <text:p text:style-name="P8"/>
        <text:h text:style-name="P48" text:outline-level="3"><text:bookmark-start text:name="__RefHeading__25_1009471086"/>What do I control?<text:bookmark-end text:name="__RefHeading__25_1009471086"/></text:h>
        <text:p text:style-name="P1"/>
        <text:p text:style-name="P1"><text:span text:style-name="T11">A Very pissed of Yeti that likes to throw stuff.</text:span></text:p>
        <text:p text:style-name="P1"/>
        <text:h text:style-name="P48" text:outline-level="3"><text:bookmark-start text:name="__RefHeading__27_1009471086"/>How many characters do I control?<text:bookmark-end text:name="__RefHeading__27_1009471086"/></text:h>
        <text:p text:style-name="P1"/>
        <text:p text:style-name="P1">You are in control of a Yeti that’s it.</text:p>
        <text:p text:style-name="P1"/>
        <text:h text:style-name="P48" text:outline-level="3"><text:bookmark-start text:name="__RefHeading__29_1009471086"/>What is the main focus?<text:bookmark-end text:name="__RefHeading__29_1009471086"/></text:h>
        <text:p text:style-name="P1"/>
        <text:p text:style-name="P1">To find your loved one and <text:s/>go back to the mountain and live happy ever after. And hopefully have a great time doing so.</text:p>
        <text:p text:style-name="P1"/>
        <text:h text:style-name="P48" text:outline-level="3"><text:soft-page-break/></text:h>
        <text:h text:style-name="P48" text:outline-level="3"/>
        <text:h text:style-name="P48" text:outline-level="3"><text:bookmark-start text:name="__RefHeading__31_1009471086"/>What’s different?<text:bookmark-end text:name="__RefHeading__31_1009471086"/></text:h>
        <text:p text:style-name="P1"/>
        <text:p text:style-name="P1">The difference is mostly the love story of a Yeti that I don’t think have been done before.</text:p>
        <text:p text:style-name="P1"/>
        <text:p text:style-name="P1"/>
        <text:p text:style-name="P29"/>
        <text:h text:style-name="P44" text:outline-level="1"><text:bookmark-start text:name="__RefHeading__33_1009471086"/>Feature Set<text:bookmark-end text:name="__RefHeading__33_1009471086"/></text:h>
        <text:p text:style-name="P1"/>
        <text:h text:style-name="P46" text:outline-level="2"><text:bookmark-start text:name="__RefHeading__35_1009471086"/>General Features<text:bookmark-end text:name="__RefHeading__35_1009471086"/></text:h>
        <text:p text:style-name="P1"/>
        <text:p text:style-name="P1">Three different types of landscape</text:p>
        <text:p text:style-name="P1">A Yeti</text:p>
        <text:p text:style-name="P1">8-bits color</text:p>
        <text:p text:style-name="P1">2D graphics</text:p>
        <text:p text:style-name="P1">Alternate ending</text:p>
        <text:p text:style-name="P1"/>
        <text:h text:style-name="P47" text:outline-level="2">Gameplay</text:h>
        <text:p text:style-name="P1"/>
        <text:p text:style-name="P1">Throwing ice/snow <text:s/>boulders at the enemy</text:p>
        <text:p text:style-name="P1">Getting attacked by Hunters, falcons, dogs, vehicles.</text:p>
        <text:p text:style-name="P1">Score</text:p>
        <text:p text:style-name="P1">Special attack (Anguish that will release a avalanche or cave in depending on the location)</text:p>
        <text:p text:style-name="P1">Eating meat to regain your power.</text:p>
        <text:p text:style-name="P30">Bouncing</text:p>
        <text:p text:style-name="P1">Different types of landscape that will alternate as the story moves on.</text:p>
        <text:p text:style-name="P1">Day and night cycling</text:p>
        <text:p text:style-name="P1">Close combat.</text:p>
        <text:p text:style-name="P30">Getting different types of <text:s/>Special attacks depending on the location.</text:p>
        <text:p text:style-name="P30">The finding of clues from the loved one that gives the game a bit more meaning to play then just the ordinary running and shooting stuff for the highest score possible.</text:p>
        <text:p text:style-name="P30"/>
        <text:h text:style-name="P40" text:outline-level="1"/>
        <text:h text:style-name="P40" text:outline-level="1"/>
        <text:h text:style-name="P40" text:outline-level="1"/>
        <text:h text:style-name="P40" text:outline-level="1"/>
        <text:h text:style-name="P40" text:outline-level="1"/>
        <text:h text:style-name="P40" text:outline-level="1"/>
        <text:p text:style-name="P15"/>
        <text:h text:style-name="P40" text:outline-level="1"/>
        <text:h text:style-name="P40" text:outline-level="1"/>
        <text:h text:style-name="P40" text:outline-level="1"/>
        <text:h text:style-name="P40" text:outline-level="1"/>
        <text:p text:style-name="P15"/>
        <text:h text:style-name="P44" text:outline-level="1"><text:bookmark-start text:name="__RefHeading__37_1009471086"/><text:soft-page-break/>The Game World<text:bookmark-end text:name="__RefHeading__37_1009471086"/></text:h>
        <text:p text:style-name="P1"/>
        <text:h text:style-name="P46" text:outline-level="2"><text:bookmark-start text:name="__RefHeading__39_1009471086"/>Overview<text:bookmark-end text:name="__RefHeading__39_1009471086"/></text:h>
        <text:p text:style-name="P59"/>
        <text:p text:style-name="P59">You are starting in the mountains of Alaska and will be travelling through caves, Forests and lowland to reach a settlement.</text:p>
        <text:p text:style-name="P1"/>
        <text:h text:style-name="P46" text:outline-level="2"><text:bookmark-start text:name="__RefHeading__41_1009471086"/>Mountains<text:bookmark-end text:name="__RefHeading__41_1009471086"/></text:h>
        <text:p text:style-name="P59"/>
        <text:p text:style-name="P59">This is the Snowy mountains that will be towering in the background and there will be a lot of snow on the ground. Special attacks possible in the area are the avalanche. Ground is covered in snow.</text:p>
        <text:p text:style-name="P59"/>
        <text:h text:style-name="P46" text:outline-level="2"><text:bookmark-start text:name="__RefHeading__43_1009471086"/>Caves<text:bookmark-end text:name="__RefHeading__43_1009471086"/></text:h>
        <text:p text:style-name="P1"/>
        <text:p text:style-name="P1">Dark and moist caves, where you will have the cave in special attack and you will also be meeting the quite crazy but funny individual ZogZog a dwarf Yeti. The ground os gravel and rock</text:p>
        <text:p text:style-name="P1"/>
        <text:h text:style-name="P46" text:outline-level="2"><text:bookmark-start text:name="__RefHeading__45_1009471086"/>Lowland<text:bookmark-end text:name="__RefHeading__45_1009471086"/></text:h>
        <text:p text:style-name="P1"/>
        <text:p text:style-name="P30">A vast lowland with fields and a cute fence going along both the sides of the road and mud on the ground.</text:p>
        <text:p text:style-name="P1"/>
        <text:h text:style-name="P46" text:outline-level="2"><text:bookmark-start text:name="__RefHeading__47_1009471086"/>Settlement<text:bookmark-end text:name="__RefHeading__47_1009471086"/></text:h>
        <text:p text:style-name="P17"/>
        <text:p text:style-name="P30">This is the little settlement of the humans called Tonkyville, here is where you as the Yeti will find out what really happened to your loved one. The story will have a alternate ending that will be dialog based where you will answer different question depending on things that you have encountered in your travels.</text:p>
        <text:h text:style-name="P53" text:outline-level="3"><text:bookmark-start text:name="__RefHeading__49_1009471086"/>Travel<text:bookmark-end text:name="__RefHeading__49_1009471086"/></text:h>
        <text:p text:style-name="P59"/>
        <text:p text:style-name="P1">The player moves through the world in a sidescrolling manner and it will be based on the length the player have moved to know when to change landscapea and when to reach different parts of the story.</text:p>
        <text:p text:style-name="P1"/>
        <text:h text:style-name="P53" text:outline-level="3"><text:bookmark-start text:name="__RefHeading__51_1009471086"/>Scale<text:bookmark-end text:name="__RefHeading__51_1009471086"/></text:h>
        <text:p text:style-name="P1"/>
        <text:p text:style-name="P30">Your character will have a hight of 150 pixels and a width of 50. The Human Enemies will only be half that hight.</text:p>
        <text:p text:style-name="P30"/>
        <text:h text:style-name="P53" text:outline-level="3"><text:bookmark-start text:name="__RefHeading__53_1009471086"/>Objects<text:bookmark-end text:name="__RefHeading__53_1009471086"/></text:h>
        <text:p text:style-name="P1"/>
        <text:p text:style-name="P30">Meat</text:p>
        <text:p text:style-name="P30">Bikes</text:p>
        <text:p text:style-name="P30">Cars</text:p>
        <text:p text:style-name="P30">Snow boulders</text:p>
        <text:p text:style-name="P30">Rocks</text:p>
        <text:p text:style-name="P30">Tree trunks</text:p>
        <text:p text:style-name="P30">Avalanche</text:p>
        <text:p text:style-name="P30"><text:soft-page-break/>Heap of rocks</text:p>
        <text:p text:style-name="P30">Fallen trees</text:p>
        <text:p text:style-name="P30"/>
        <text:p text:style-name="P30">See the “Objects Appendix” for a list of all the objects found in the world.</text:p>
        <text:p text:style-name="P1"/>
        <text:h text:style-name="P53" text:outline-level="3"><text:bookmark-start text:name="__RefHeading__55_1009471086"/>Day and Night<text:bookmark-end text:name="__RefHeading__55_1009471086"/></text:h>
        <text:p text:style-name="P1"/>
        <text:p text:style-name="P1">The game will have an altering day and night cycle that will change according to time. That is if time leftover when everything else is done. See “Extra miscellaneous stuff” for more information of none game critical things to the gameplay. Things you could implement at a later date.</text:p>
        <text:p text:style-name="P59"/>
        <text:h text:style-name="P53" text:outline-level="3"><text:bookmark-start text:name="__RefHeading__57_1009471086"/>Time<text:bookmark-end text:name="__RefHeading__57_1009471086"/></text:h>
        <text:p text:style-name="P1"/>
        <text:p text:style-name="P1">Time will have quite a big part in this game as it will be part of any movement done by the Computer players as well as <text:s/>being <text:s/>part of the anguish meter that will be reloaded depending on time elapsed in seconds, also it will have charge of <text:s/>changing the weather and day and night cycle things not included in version 1.0 but will be added at a later stage of development.</text:p>
        <text:p text:style-name="P1"/>
        <text:h text:style-name="P45" text:outline-level="1"><text:bookmark-start text:name="__RefHeading__59_1009471086"/>Rendering System<text:bookmark-end text:name="__RefHeading__59_1009471086"/></text:h>
        <text:p text:style-name="P1"/>
        <text:h text:style-name="P47" text:outline-level="2"><text:bookmark-start text:name="__RefHeading__61_1009471086"/>Overview<text:bookmark-end text:name="__RefHeading__61_1009471086"/></text:h>
        <text:p text:style-name="P1"/>
        <text:p text:style-name="P1">A 2D sprite animation rendering engine.</text:p>
        <text:p text:style-name="P59"/>
        <text:h text:style-name="P47" text:outline-level="2"><text:bookmark-start text:name="__RefHeading__63_1009471086"/>2D/3D Rendering<text:bookmark-end text:name="__RefHeading__63_1009471086"/></text:h>
        <text:p text:style-name="P1"/>
        <text:p text:style-name="P1">Describe what sort of 2D/3D rendering engine will be used.</text:p>
        <text:p text:style-name="P1"/>
        <text:h text:style-name="P45" text:outline-level="1"><text:bookmark-start text:name="__RefHeading__65_1009471086"/>Camera<text:bookmark-end text:name="__RefHeading__65_1009471086"/></text:h>
        <text:p text:style-name="P1"/>
        <text:h text:style-name="P47" text:outline-level="2"><text:bookmark-start text:name="__RefHeading__67_1009471086"/>Overview<text:bookmark-end text:name="__RefHeading__67_1009471086"/></text:h>
        <text:p text:style-name="P1"/>
        <text:p text:style-name="P1">A simple camera view from the side of the player.</text:p>
        <text:p text:style-name="P1"/>
        <text:p text:style-name="P1"/>
        <text:h text:style-name="P47" text:outline-level="2"><text:bookmark-start text:name="__RefHeading__69_1009471086"/>Static camera<text:bookmark-end text:name="__RefHeading__69_1009471086"/></text:h>
        <text:p text:style-name="P1"/>
        <text:p text:style-name="P1">The camera will be static.</text:p>
        <text:p text:style-name="P1"/>
        <text:h text:style-name="P51" text:outline-level="3"><text:soft-page-break/></text:h>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p text:style-name="P17"/>
        <text:h text:style-name="P46" text:outline-level="2"><text:bookmark-start text:name="__RefHeading__71_1009471086"/>Game Engine<text:bookmark-end text:name="__RefHeading__71_1009471086"/></text:h>
        <text:h text:style-name="P48" text:outline-level="3"/>
        <text:h text:style-name="P48" text:outline-level="3"><text:bookmark-start text:name="__RefHeading__73_1009471086"/>Overview<text:bookmark-end text:name="__RefHeading__73_1009471086"/></text:h>
        <text:p text:style-name="P1"/>
        <text:p text:style-name="P1"/>
        <text:h text:style-name="P48" text:outline-level="3"><text:bookmark-start text:name="__RefHeading__75_1009471086"/>Timing<text:bookmark-end text:name="__RefHeading__75_1009471086"/></text:h>
        <text:p text:style-name="P1"/>
        <text:p text:style-name="P30">This will be a great class that should control the frame rate and trigger the different timer based actions happening in the game.</text:p>
        <text:p text:style-name="P30"/>
        <text:p text:style-name="P32">Dialog</text:p>
        <text:p text:style-name="P30">Controlling the flow that the dialog takes depending on how the player answers the questions.</text:p>
        <text:p text:style-name="P30"/>
        <text:p text:style-name="P32">Enemies appearance and movement</text:p>
        <text:p text:style-name="P30">A control class for the creation of new enemies and how they should move.</text:p>
        <text:p text:style-name="P33"/>
        <text:p text:style-name="P32">Throwing</text:p>
        <text:p text:style-name="P30">When the player throws things this will be calculate the trajectory of the item.</text:p>
        <text:p text:style-name="P33"/>
        <text:p text:style-name="P32">Collision</text:p>
        <text:p text:style-name="P30">Simple circle collision should suffice.</text:p>
        <text:p text:style-name="P32"/>
        <text:p text:style-name="P32">Action handler class</text:p>
        <text:p text:style-name="P30">A form of interface or what you could call it to the input module of the game. Here is a simple explanation of what my thoughts are.</text:p>
        <text:p text:style-name="P30">Input class catches the input from the user and sends it to the game engine that in turn will call for the appropriate action.</text:p>
        <text:p text:style-name="P30"/>
        <text:p text:style-name="P32">Shooting</text:p>
        <text:p text:style-name="P30">The enemies will shoot with rifles and the game engine will be calculating how far the bullet have moved and if it hit something, if it hit the Player it will call for a weithdrawal of <text:s/>HP.</text:p>
        <text:p text:style-name="P30"/>
        <text:p text:style-name="P30"><text:soft-page-break/></text:p>
        <text:p text:style-name="P16"/>
        <text:p text:style-name="P16">Lighting Models</text:p>
        <text:p text:style-name="P1"/>
        <text:h text:style-name="P48" text:outline-level="3"><text:bookmark-start text:name="__RefHeading__77_1009471086"/>Overview<text:bookmark-end text:name="__RefHeading__77_1009471086"/></text:h>
        <text:p text:style-name="P1"/>
        <text:p text:style-name="P1">A Global 2D light.</text:p>
        <text:p text:style-name="P1"/>
        <text:h text:style-name="P48" text:outline-level="3"><text:bookmark-start text:name="__RefHeading__79_1009471086"/>Global 2D light<text:bookmark-end text:name="__RefHeading__79_1009471086"/></text:h>
        <text:p text:style-name="P1"/>
        <text:p text:style-name="P1">Will be changing dependant on the day and night cycle, when that is implemented.</text:p>
        <text:p text:style-name="P1"/>
        <text:h text:style-name="P51" text:outline-level="3"/>
        <text:h text:style-name="P42"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0" text:outline-level="1"><text:bookmark-start text:name="__RefHeading__81_1009471086"/>Game Characters<text:bookmark-end text:name="__RefHeading__81_1009471086"/></text:h>
        <text:p text:style-name="P1"/>
        <text:h text:style-name="P46" text:outline-level="2"><text:bookmark-start text:name="__RefHeading__83_1009471086"/>Overview<text:bookmark-end text:name="__RefHeading__83_1009471086"/></text:h>
        <text:p text:style-name="P1"/>
        <text:p text:style-name="P1">The Characters in the game are two Yetis. A great big one that is you as a player and the small and crazy that you will face in the cave.</text:p>
        <text:p text:style-name="P1"/>
        <text:h text:style-name="P46" text:outline-level="2"><text:bookmark-start text:name="__RefHeading__85_1009471086"/>Creating a Character<text:bookmark-end text:name="__RefHeading__85_1009471086"/></text:h>
        <text:p text:style-name="P1"/>
        <text:p text:style-name="P30"><text:soft-page-break/>You will personalize the character by choosing what type of gender you have. At this stage you will also be introduced to the background of what has happened. That you will be looking for clues of <text:s/>what happened along the way.</text:p>
        <text:p text:style-name="P1"/>
        <text:h text:style-name="P46" text:outline-level="2"><text:bookmark-start text:name="__RefHeading__87_1009471086"/>Enemies and Monsters<text:bookmark-end text:name="__RefHeading__87_1009471086"/></text:h>
        <text:p text:style-name="P1"/>
        <text:p text:style-name="P1">Hunters are humans looking like hilbillys and are carrying different weapons.</text:p>
        <text:p text:style-name="P1">Falcons are birds and can fly.</text:p>
        <text:p text:style-name="P1">Dogs can jump.</text:p>
        <text:p text:style-name="P1">Chopper that fly</text:p>
        <text:p text:style-name="P1">Bikes that carry hillbillys.</text:p>
        <text:p text:style-name="P1">Jeeps that carry two hillbillys.</text:p>
        <text:p text:style-name="P1"/>
        <text:p text:style-name="P1">Describe enemies or monsters in the world or whomever the player is trying to defeat. <text:s/>Naturally this depends heavily on your game idea but generally games are about trying to kill something.</text:p>
        <text:p text:style-name="P29"/>
        <text:h text:style-name="P40" text:outline-level="1"><text:bookmark-start text:name="__RefHeading__89_1009471086"/>User Interface<text:bookmark-end text:name="__RefHeading__89_1009471086"/></text:h>
        <text:p text:style-name="P1"/>
        <text:h text:style-name="P46" text:outline-level="2"><text:bookmark-start text:name="__RefHeading__91_1009471086"/>Overview<text:bookmark-end text:name="__RefHeading__91_1009471086"/></text:h>
        <text:p text:style-name="P1"/>
        <text:p text:style-name="P1">Main screen</text:p>
        <text:p text:style-name="P1">Menu screen</text:p>
        <text:p text:style-name="P1">Highscore screen</text:p>
        <text:p text:style-name="P1">Cutscenes</text:p>
        <text:p text:style-name="P1"/>
        <text:p text:style-name="P1">Provide some sort of an overview to your interface and same as all the previous sections, break down the components of the UI below.</text:p>
        <text:p text:style-name="P1"/>
        <text:h text:style-name="P46" text:outline-level="2"><text:bookmark-start text:name="__RefHeading__93_1009471086"/>User Interface Detail #1<text:bookmark-end text:name="__RefHeading__93_1009471086"/></text:h>
        <text:p text:style-name="P1"/>
        <text:h text:style-name="P46" text:outline-level="2"><text:bookmark-start text:name="__RefHeading__95_1009471086"/>User Interface Detail #2<text:bookmark-end text:name="__RefHeading__95_1009471086"/></text:h>
        <text:p text:style-name="P29"/>
        <text:h text:style-name="P40" text:outline-level="1"><text:bookmark-start text:name="__RefHeading__97_1009471086"/>Weapons<text:bookmark-end text:name="__RefHeading__97_1009471086"/></text:h>
        <text:p text:style-name="P1"/>
        <text:h text:style-name="P46" text:outline-level="2"><text:bookmark-start text:name="__RefHeading__99_1009471086"/>Overview<text:bookmark-end text:name="__RefHeading__99_1009471086"/></text:h>
        <text:p text:style-name="P1"/>
        <text:p text:style-name="P1"><text:tab/>Overview of weapons used in game.</text:p>
        <text:p text:style-name="P1"/>
        <text:h text:style-name="P46" text:outline-level="2"><text:bookmark-start text:name="__RefHeading__101_1009471086"/>Weapons Details #1<text:bookmark-end text:name="__RefHeading__101_1009471086"/></text:h>
        <text:p text:style-name="P1"/>
        <text:h text:style-name="P46" text:outline-level="2"><text:bookmark-start text:name="__RefHeading__103_1009471086"/>Weapons Details #2<text:bookmark-end text:name="__RefHeading__103_1009471086"/></text:h>
        <text:p text:style-name="P29"/>
        <text:p text:style-name="P1"/>
        <text:h text:style-name="P40" text:outline-level="1"><text:bookmark-start text:name="__RefHeading__105_1009471086"/>Musical Scores and Sound Effects<text:bookmark-end text:name="__RefHeading__105_1009471086"/></text:h>
        <text:h text:style-name="P50" text:outline-level="3"/>
        <text:h text:style-name="P46" text:outline-level="2"><text:bookmark-start text:name="__RefHeading__107_1009471086"/>Overview<text:bookmark-end text:name="__RefHeading__107_1009471086"/></text:h>
        <text:p text:style-name="P1"/>
        <text:p text:style-name="P1">The sound and music will be there to enhance the gaming experience, all the sound effects are described in the sections holding the description of the object or character causing them. Same for the music.</text:p>
        <text:p text:style-name="P1"/>
        <text:h text:style-name="P46" text:outline-level="2"><text:bookmark-start text:name="__RefHeading__109_1009471086"/>Sound Design<text:bookmark-end text:name="__RefHeading__109_1009471086"/></text:h>
        <text:p text:style-name="P1"/>
        <text:p text:style-name="P30">I will be using FMOD to implement any sound and music in the game.</text:p>
        <text:p text:style-name="P1"/>
        <text:p text:style-name="P29"/>
        <text:h text:style-name="P40" text:outline-level="1"><text:bookmark-start text:name="__RefHeading__111_1009471086"/>Single-Player Game<text:bookmark-end text:name="__RefHeading__111_1009471086"/></text:h>
        <text:p text:style-name="P1"/>
        <text:h text:style-name="P46" text:outline-level="2"><text:bookmark-start text:name="__RefHeading__113_1009471086"/>Overview<text:bookmark-end text:name="__RefHeading__113_1009471086"/></text:h>
        <text:p text:style-name="P1"/>
        <text:p text:style-name="P30">You are walking throughout a series of different landscapes and must be keeping your lookout for <text:s/>clues of what might have happened <text:s/>to your loved one. Along the road to the final area the settlement you will fight of hillbillys and there helpers with snow boulder rocks and tree trunks.</text:p>
        <text:p text:style-name="P1"/>
        <text:h text:style-name="P46" text:outline-level="2"><text:bookmark-start text:name="__RefHeading__115_1009471086"/>Snowy Mountains<text:bookmark-end text:name="__RefHeading__115_1009471086"/></text:h>
        <text:p text:style-name="P31">Here you will have the ability avalanche.</text:p>
        <text:p text:style-name="P18"/>
        <text:p text:style-name="P18">Caves</text:p>
        <text:p text:style-name="P30">Ability cave in.</text:p>
        <text:p text:style-name="P1"/>
        <text:p text:style-name="P18">Forest</text:p>
        <text:p text:style-name="P18"/>
        <text:p text:style-name="P31">Ability Falling trees.</text:p>
        <text:p text:style-name="P18"/>
        <text:p text:style-name="P35">Special abilities</text:p>
        <text:p text:style-name="P31">These will help you along the way, when there are to much enemies to face.</text:p>
        <text:p text:style-name="P36">Details</text:p>
        <text:p text:style-name="P31">These are infact all the same, they will all destroy any enemy on screen. They only difference is the appearance they will have when excuted.</text:p>
        <text:p text:style-name="P18"/>
        <text:h text:style-name="P46" text:outline-level="2"><text:bookmark-start text:name="__RefHeading__117_1009471086"/>Story<text:bookmark-end text:name="__RefHeading__117_1009471086"/></text:h>
        <text:p text:style-name="P1"/>
        <text:p text:style-name="P30">You are a Yeti in search of your lost loved one and are facing a variation of different enemies on your travels down to the settlement where you will finally find you answer.</text:p>
        <text:p text:style-name="P1"/>
        <text:p text:style-name="P1">See Appendix for more information.</text:p>
        <text:p text:style-name="P1"/>
        <text:h text:style-name="P46" text:outline-level="2"><text:bookmark-start text:name="__RefHeading__119_1009471086"/>Hours of Gameplay<text:bookmark-end text:name="__RefHeading__119_1009471086"/></text:h>
        <text:p text:style-name="P1"/>
        <text:p text:style-name="P1">This game will have a playing length of some 20-30 minutes.</text:p>
        <text:p text:style-name="P1"/>
        <text:p text:style-name="P1"/>
        <text:h text:style-name="P46" text:outline-level="2"/>
        <text:h text:style-name="P46" text:outline-level="2"/>
        <text:h text:style-name="P46" text:outline-level="2"/>
        <text:h text:style-name="P46" text:outline-level="2"/>
        <text:p text:style-name="P18"/>
        <text:h text:style-name="P46" text:outline-level="2"><text:bookmark-start text:name="__RefHeading__121_1009471086"/><text:soft-page-break/>Victory Conditions<text:bookmark-end text:name="__RefHeading__121_1009471086"/></text:h>
        <text:p text:style-name="P1"/>
        <text:p text:style-name="P30">When reaching the settlement you will at a certain point of time be faced with your loved one and the Dwarf Yeti. You will be notified that you have found your loved one and a dialog will start where you will answer a bunch of questions and after which the game ends and you might be prompted for a name in the highscore list depending on your overall performance.</text:p>
        <text:p text:style-name="P1"/>
        <text:p text:style-name="P30">In later version It will have a alternating ending that will change the ending of the game. You will always win or in this case finish the game. But might not reach the ultimate ending.</text:p>
        <text:p text:style-name="P1">See dialog appendix for more information about the dialog.</text:p>
        <text:p text:style-name="P29"/>
        <text:h text:style-name="P40" text:outline-level="1"><text:bookmark-start text:name="__RefHeading__123_1009471086"/>Character Rendering<text:bookmark-end text:name="__RefHeading__123_1009471086"/></text:h>
        <text:p text:style-name="P1"/>
        <text:h text:style-name="P46" text:outline-level="2"><text:bookmark-start text:name="__RefHeading__125_1009471086"/>Overview<text:bookmark-end text:name="__RefHeading__125_1009471086"/></text:h>
        <text:p text:style-name="P1"/>
        <text:p text:style-name="P1">The Characters will be rendered as bitmaps on the screen surface with a black background as transparency.</text:p>
        <text:p text:style-name="P1"/>
        <text:p text:style-name="P1"/>
        <text:h text:style-name="P46" text:outline-level="2"><text:bookmark-start text:name="__RefHeading__127_1009471086"/>Yeti Rendering Detail<text:bookmark-end text:name="__RefHeading__127_1009471086"/></text:h>
        <text:p text:style-name="P17"/>
        <text:p text:style-name="P30">Will be rendered using SDL functions.</text:p>
        <text:p text:style-name="P3"/>
        <text:h text:style-name="P46" text:outline-level="2"><text:bookmark-start text:name="__RefHeading__129_1009471086"/>Yeti Dwarf Detail<text:bookmark-end text:name="__RefHeading__129_1009471086"/></text:h>
        <text:p text:style-name="P17"/>
        <text:p text:style-name="P30">Will be rendered in the same manner as the main character.</text:p>
        <text:p text:style-name="P17"/>
        <text:p text:style-name="P29"/>
        <text:h text:style-name="P40" text:outline-level="1"><text:bookmark-start text:name="__RefHeading__131_1009471086"/>Extra Miscellaneous Stuff<text:bookmark-end text:name="__RefHeading__131_1009471086"/></text:h>
        <text:p text:style-name="P59"/>
        <text:h text:style-name="P46" text:outline-level="2"><text:bookmark-start text:name="__RefHeading__133_1009471086"/>Overview<text:bookmark-end text:name="__RefHeading__133_1009471086"/></text:h>
        <text:p text:style-name="P59"/>
        <text:p text:style-name="P1">Drop anything you are working on and don’t have a good home for here.</text:p>
        <text:p text:style-name="P59"/>
        <text:h text:style-name="P46" text:outline-level="2"><text:bookmark-start text:name="__RefHeading__135_1009471086"/>Things implemented if time left<text:bookmark-end text:name="__RefHeading__135_1009471086"/></text:h>
        <text:p text:style-name="P1"/>
        <text:h text:style-name="P53" text:outline-level="3"><text:bookmark-start text:name="__RefHeading__137_1009471086"/>Weather<text:bookmark-end text:name="__RefHeading__137_1009471086"/></text:h>
        <text:p text:style-name="P19"/>
        <text:p text:style-name="P30">Giving the player a feeling of climate with things like snow effects in the mountain and sun rays in the lowlands or the chilling sounds of the cave where the wind rushes throughout the cave and the dripping of water from the ceiling. Also there could be a form of time altered changing in the weather so at a random time it begins to rain all of a sudden.</text:p>
        <text:p text:style-name="P30"/>
        <text:h text:style-name="P53" text:outline-level="3"><text:bookmark-start text:name="__RefHeading__139_1009471086"/>Alternate ending<text:bookmark-end text:name="__RefHeading__139_1009471086"/></text:h>
        <text:p text:style-name="P19"/>
        <text:p text:style-name="P30">This is just to give the player a better feeling for replaying the game, so it wont just be the same old story over and over again.</text:p>
        <text:p text:style-name="P19"/>
        <text:p text:style-name="P60"/>
        <text:h text:style-name="P41" text:outline-level="1"><text:bookmark-start text:name="__RefHeading__141_1009471086"/><text:s/>“Objects Appendix”<text:bookmark-end text:name="__RefHeading__141_1009471086"/></text:h>
        <text:p text:style-name="P30">This Appendix is here to give you a detailed information of the different objects that one can find in the game.</text:p>
        <text:p text:style-name="P30"/>
        <text:p text:style-name="P30">Meat</text:p>
        <text:p text:style-name="P30">Bikes</text:p>
        <text:p text:style-name="P30">Cars</text:p>
        <text:p text:style-name="P30">Snow boulders</text:p>
        <text:p text:style-name="P30">Rocks</text:p>
        <text:p text:style-name="P30">Tree trunks</text:p>
        <text:p text:style-name="P30">Avalanche</text:p>
        <text:p text:style-name="P30">Heap of rocks</text:p>
        <text:p text:style-name="P30">Fallen trees</text:p>
        <text:p text:style-name="P30"/>
        <text:h text:style-name="P43"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p text:style-name="P14"/>
        <text:h text:style-name="P41" text:outline-level="1"><text:bookmark-start text:name="__RefHeading__143_1009471086"/><text:soft-page-break/>“Dialog Appendix”<text:bookmark-end text:name="__RefHeading__143_1009471086"/></text:h>
        <text:p text:style-name="P30"/>
        <text:p text:style-name="P30">Provide a decription of how the flow in the dialog will be progressing.</text:p>
        <text:p text:style-name="P37"/>
        <text:p text:style-name="P30">Clothing</text:p>
        <text:p text:style-name="P30">Questioning in what episode you saw the loved ones scarf for example.</text:p>
        <text:p text:style-name="P37"/>
        <text:p text:style-name="P30">Dwarf Yeti – <text:s/>What are you doing here??</text:p>
        <text:list xml:id="list25388105" text:style-name="WW8Num2">
          <text:list-item>
            <text:p text:style-name="P38">seeking a loved one</text:p>
          </text:list-item>
          <text:list-item>
            <text:p text:style-name="P38">Just here to buy gross eris</text:p>
          </text:list-item>
          <text:list-item>
            <text:p text:style-name="P38">I could ask you the same thing, didnt I kill you in the cave?</text:p>
          </text:list-item>
        </text:list>
        <text:p text:style-name="Text_20_body"/>
        <text:p text:style-name="Text_20_body">Loved one – Will you leave me and Zog zog alone.</text:p>
        <text:list xml:id="list25379710" text:style-name="WW8Num3">
          <text:list-item>
            <text:p text:style-name="P39">No you are coming home with me.</text:p>
          </text:list-item>
          <text:list-item>
            <text:p text:style-name="P39">If that is how you want it, then i guess I will just have to find a new partner. (a starting point for Yeti2, the search for love ). dialog ends.</text:p>
          </text:list-item>
          <text:list-item>
            <text:p text:style-name="P39"><text:s/>This we must settle as you and me Zog zog. (In version 1.0 this just leads to a decription how the fight takes place) later there might acctually trigger a real fight between the two.</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1" text:outline-level="1"><text:bookmark-start text:name="__RefHeading__145_1009471086"/><text:soft-page-break/><text:s/>“Story Appendix”<text:bookmark-end text:name="__RefHeading__145_1009471086"/></text:h>
        <text:p text:style-name="P1"/>
        <text:p text:style-name="P30">Part where you can read the background story of what has happened and triggered the current series of events.</text:p>
        <text:p text:style-name="P10">A mighty roar can be heard echoing through the Alaska mountains, it is the the Yeti who have found out that its great big love have vanished. As the Yetis anguish sets he sets out to find the human responsible, but it isn't an easy journey as the humans are out to kill the Yeti for the fame and money. The humans have issued a bounty of 1,000,000c for who ever finds and kills a Yeti.</text:p>
        <text:p text:style-name="P10">You will have to fight your way through a horde of people armed with whatever they think is useful to track and kill a Yeti.</text:p>
        <text:p text:style-name="P10"/>
        <text:p text:style-name="P10">As you start wandering through the mountains on your way to the human settlement you are attacked by a hunter and his dog, hurling a great boulder of snow and ice croushing the hunter underneath it you just quick enough to swing your big hand nocking the dog to the ground.</text:p>
        <text:p text:style-name="P34">All this wandering and fighting have made you hungry and so you pick up the dog and rip a hind leg from it eating the meat you feel refreshed and continue your journey towards the settlement.</text:p>
        <text:p text:style-name="P34">The game will take you throughout a series of different enviroment and at the end you will be facing the settlement and the answers you have been seeking.</text:p>
        <text:p text:style-name="P10"/>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Symbol1" svg:font-family="Symbol" style:font-family-generic="roman" style:font-pitch="variable" style:font-charset="x-symbol"/>
    <style:font-face style:name="StarSymbol" svg:font-family="StarSymbol, 'Arial Unicode MS'"/>
    <style:font-face style:name="Tahoma" svg:font-family="Tahoma"/>
    <style:font-face style:name="Corporate HQ" svg:font-family="'Corporate HQ'" style:font-pitch="variable"/>
    <style:font-face style:name="Direktor" svg:font-family="Direktor"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text-align="center" style:justify-single-word="false" fo:text-indent="0cm" style:auto-text-indent="false" fo:keep-with-next="alway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margin="100%" fo:margin-left="0cm" fo:margin-right="0cm" fo:text-align="center" style:justify-single-word="false" fo:text-indent="0cm"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100%" fo:margin-left="0cm" fo:margin-right="0cm" fo:text-align="center" style:justify-single-word="false" fo:text-indent="0cm" style:auto-text-indent="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default-outline-level="7" style:class="text">
      <style:paragraph-properties fo:margin="100%" fo:margin-left="0cm" fo:margin-right="0cm" fo:text-align="center" style:justify-single-word="false" fo:text-indent="0cm" style:auto-text-indent="false" fo:keep-with-next="always"/>
      <style:text-properties fo:font-size="22pt" fo:font-weight="bold" style:font-size-asian="2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15.24cm" style:type="right" style:leader-style="solid" style:leader-text="_"/>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100%" fo:margin-left="0.353cm" fo:margin-right="0cm" fo:text-indent="0cm" style:auto-text-indent="false">
        <style:tab-stops>
          <style:tab-stop style:position="15.24cm" style:type="right" style:leader-style="solid" style:leader-text="_"/>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100%" fo:margin-left="0.706cm" fo:margin-right="0cm" fo:text-indent="0cm" style:auto-text-indent="false">
        <style:tab-stops>
          <style:tab-stop style:position="15.24cm" style:type="right" style:leader-style="solid" style:leader-text="_"/>
        </style:tab-stops>
      </style:paragraph-properties>
      <style:text-properties fo:font-style="italic" style:font-style-asian="italic"/>
    </style:style>
    <style:style style:name="Footnote" style:family="paragraph" style:parent-style-name="Standard" style:class="extra"/>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8Num6z0" style:family="text">
      <style:text-properties style:font-name="Symbol1" style:font-name-complex="Symbol1"/>
    </style:style>
    <style:style style:name="WW8Num8z0" style:family="text">
      <style:text-properties style:font-name="Symbol1" style:font-name-complex="Symbol1"/>
    </style:style>
    <style:style style:name="WW8Num10z0" style:family="text">
      <style:text-properties style:font-name="Symbol1" style:font-name-complex="Symbol1"/>
    </style:style>
    <style:style style:name="WW8Num14z0" style:family="text">
      <style:text-properties style:font-name="Symbol1" style:font-name-complex="Symbol1"/>
    </style:style>
    <style:style style:name="WW8Num16z0" style:family="text">
      <style:text-properties style:font-name="Symbol1" style:font-name-complex="Symbol1"/>
    </style:style>
    <style:style style:name="WW8Num18z0" style:family="text">
      <style:text-properties style:font-name="Symbol1" style:font-name-complex="Symbol1"/>
    </style:style>
    <style:style style:name="WW8NumSt1z0" style:family="text">
      <style:text-properties style:font-name="Symbol1" style:font-name-complex="Symbol1"/>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color="#80808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M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MP3" style:family="paragraph" style:parent-style-name="Footer">
      <style:paragraph-properties fo:text-align="center" style:justify-single-word="false"/>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MT1" style:family="text">
      <style:text-properties officeooo:rsid="001369e3"/>
    </style:style>
    <style:style style:name="MT2" style:family="text">
      <style:text-properties fo:color="#0000ff"/>
    </style:style>
    <style:style style:name="MT3" style:family="text">
      <style:text-properties style:use-window-font-color="true"/>
    </style:style>
    <style:style style:name="MT4" style:family="text"/>
    <style:style style:name="M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7cm" fo:margin-bottom="1.27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2.54cm" fo:margin-bottom="1.27cm" fo:margin-left="3.175cm" fo:margin-right="3.175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1.27cm" fo:margin-top="1.171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Copyright (C) 2000 <text:span text:style-name="MT1">Gamestudio</text:span> – All rights reserved – Run away!</text:p>
        <text:p text:style-name="Header"/>
        <text:p text:style-name="Header"/>
      </style:header>
      <style:footer>
        <text:p text:style-name="MP2">Confidential<text:tab/>Page <text:tab/><text:date style:data-style-name="N106" text:date-value="2012-12-22T06:01:08.40">12/22/2012</text:date></text:p>
        <text:p text:style-name="Footer"/>
      </style:footer>
    </style:master-page>
    <style:master-page style:name="First_20_Page" style:display-name="First Page" style:page-layout-name="Mpm2" style:next-style-name="Standard">
      <style:header>
        <text:p text:style-name="Header"/>
      </style:header>
      <style:footer>
        <text:p text:style-name="MP3"><text:span text:style-name="MT2"><draw:frame draw:style-name="Mfr1" draw:name="graphics2" text:anchor-type="as-char" svg:width="2.328cm" svg:height="0.82cm" draw:z-index="1"><draw:image xlink:href="Pictures/10000200000000580000001F3AD1ECF6.png" xlink:type="simple" xlink:show="embed" xlink:actuate="onLoad"/></draw:frame></text:span><text:span text:style-name="MT3"><text:line-break/>This work is licensed under a </text:span><text:a xlink:type="simple" xlink:href="http://creativecommons.org/licenses/by/2.5/"><text:span text:style-name="Internet_20_link">Creative Commons Attribution 2.5 License</text:span></text:a><text:span text:style-name="MT3">.<text:line-break/>You may redistribute and modify it freely, including for commercial use, so long as you provide attribution to Rickard Skeppström as the author of the original templ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Chris Taylor</meta:initial-creator>
    <meta:creation-date>2006-12-11T14:32:00</meta:creation-date>
    <dc:date>2012-12-22T06:01:08.39</dc:date>
    <meta:print-date>2113-01-01T00:00:00</meta:print-date>
    <meta:editing-cycles>5</meta:editing-cycles>
    <meta:editing-duration>P2171DT9H51M30S</meta:editing-duration>
    <meta:generator>LibreOffice/3.6$Windows_x86 LibreOffice_project/da8c1e6-fd468f4-454e206-f42a4a9-143cfd</meta:generator>
    <meta:document-statistic meta:table-count="0" meta:image-count="2" meta:object-count="0" meta:page-count="22" meta:paragraph-count="292" meta:word-count="2533" meta:character-count="13896" meta:non-whitespace-character-count="11636"/>
    <meta:user-defined meta:name="CreativeCommons_CommercialUse">Yes</meta:user-defined>
    <meta:user-defined meta:name="CreativeCommons_Derivatives">Yes</meta:user-defined>
    <meta:user-defined meta:name="CreativeCommons_LicenseURL">http://creativecommons.org/licenses/by/2.5/</meta:user-defined>
    <meta:user-defined meta:name="CreativeCommons_Licensed" meta:value-type="boolean">true</meta:user-defined>
  </office:meta>
</office:document-meta>
</file>